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I使用tkinter：</text:p>
      <text:p text:style-name="Standard">接口</text:p>
      <text:p text:style-name="Standard">包过滤</text:p>
      <text:p text:style-name="Standard">文件后缀</text:p>
      <text:p text:style-name="Standard">web应用根目录</text:p>
      <text:p text:style-name="Standard">嫌疑IP惩罚时间</text:p>
      <text:p text:style-name="Standard">嫌疑文件存放路径</text:p>
      <text:p text:style-name="Standard">本程序邮箱主域</text:p>
      <text:p text:style-name="Standard">本程序邮箱账户</text:p>
      <text:p text:style-name="Standard">本程序邮箱密码</text:p>
      <text:p text:style-name="Standard">本程序邮箱后缀</text:p>
      <text:p text:style-name="Standard">管理员邮箱地址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微软雅黑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微软雅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ingquan lai</meta:initial-creator>
    <meta:creation-date>2015-03-22T13:49:16</meta:creation-date>
    <dc:date>2015-03-22T15:49:43</dc:date>
    <dc:creator>qingquan lai</dc:creator>
    <meta:editing-duration>PT8M2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12" meta:word-count="70" meta:character-count="80"/>
  </office:meta>
</office:document-meta>
</file>